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1" style:family="table-cell" style:parent-style-name="Default" style:data-style-name="N36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Default" style:data-style-name="N37"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2">
            <text:p><text:span text:style-name="T2">HLA-A</text:span><text:s/>allele frequencies in descending order and calculated CPF</text:p>
          </table:table-cell>
          <table:table-cell table:style-name="ce3"/>
          <table:table-cell table:number-columns-repeated="5" table:style-name="ce1"/>
          <table:table-cell office:value-type="string" table:style-name="ce2">
            <text:p><text:span text:style-name="T2">HLA-B</text:span><text:s/>allele frequencies in descending order and calculated CPF</text:p>
          </table:table-cell>
          <table:table-cell table:number-columns-repeated="6" table:style-name="ce1"/>
          <table:table-cell office:value-type="string" table:style-name="ce2">
            <text:p><text:span text:style-name="T2">HLA-C</text:span><text:s/>allele frequencies in descending order and calculated CP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source: http://pypop.org/popdata/2008/byfreq-A.php.html</text:p>
          </table:table-cell>
          <table:table-cell table:style-name="ce3"/>
          <table:table-cell table:number-columns-repeated="5" table:style-name="ce1"/>
          <table:table-cell office:value-type="string" table:style-name="ce2">
            <text:p>source: http://pypop.org/popdata/2008/byfreq-B.php.html</text:p>
          </table:table-cell>
          <table:table-cell table:number-columns-repeated="6" table:style-name="ce1"/>
          <table:table-cell office:value-type="string" table:style-name="ce2">
            <text:p>source: http://www.pypop.org/popdata/2008/byfreq-C.php</text:p>
          </table:table-cell>
          <table:table-cell table:number-columns-repeated="16369" table:style-name="ce1"/>
        </table:table-row>
        <table:table-row table:style-name="ro1">
          <table:table-cell table:style-name="ce4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5">
            <text:p>No.</text:p>
          </table:table-cell>
          <table:table-cell office:value-type="string" table:style-name="ce6">
            <text:p>Allele</text:p>
          </table:table-cell>
          <table:table-cell office:value-type="string" table:style-name="ce7">
            <text:p>Frequency</text:p>
          </table:table-cell>
          <table:table-cell office:value-type="string" table:style-name="ce7">
            <text:p>CPF</text:p>
          </table:table-cell>
          <table:table-cell table:number-columns-repeated="3" table:style-name="ce1"/>
          <table:table-cell office:value-type="string" table:style-name="ce5">
            <text:p>No.</text:p>
          </table:table-cell>
          <table:table-cell office:value-type="string" table:style-name="ce8">
            <text:p>Allele</text:p>
          </table:table-cell>
          <table:table-cell office:value-type="string" table:style-name="ce9">
            <text:p>Frequency</text:p>
          </table:table-cell>
          <table:table-cell office:value-type="string" table:style-name="ce9">
            <text:p>CPF</text:p>
          </table:table-cell>
          <table:table-cell table:number-columns-repeated="3" table:style-name="ce1"/>
          <table:table-cell office:value-type="string" table:style-name="ce5">
            <text:p>No.</text:p>
          </table:table-cell>
          <table:table-cell office:value-type="string" table:style-name="ce8">
            <text:p>Allele</text:p>
          </table:table-cell>
          <table:table-cell office:value-type="string" table:style-name="ce9">
            <text:p>Frequency</text:p>
          </table:table-cell>
          <table:table-cell office:value-type="string" table:style-name="ce9">
            <text:p>CPF</text:p>
          </table:table-cell>
          <table:table-cell table:number-columns-repeated="16366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0">
            <text:p>A*24:02</text:p>
          </table:table-cell>
          <table:table-cell office:value-type="float" office:value="0.18815999999999999" table:style-name="ce11">
            <text:p>0,18816</text:p>
          </table:table-cell>
          <table:table-cell office:value-type="float" office:value="0.34100000000000003" table:style-name="ce12">
            <text:p>0,341</text:p>
          </table:table-cell>
          <table:table-cell table:number-columns-repeated="3" table:style-name="ce1"/>
          <table:table-cell office:value-type="float" office:value="1" table:style-name="ce10">
            <text:p>1</text:p>
          </table:table-cell>
          <table:table-cell office:value-type="string" table:style-name="ce10">
            <text:p>B*35:01</text:p>
          </table:table-cell>
          <table:table-cell office:value-type="float" office:value="5.466E-2" table:style-name="ce11">
            <text:p>0,05466</text:p>
          </table:table-cell>
          <table:table-cell office:value-type="float" office:value="0.106" table:style-name="ce12">
            <text:p>0,106</text:p>
          </table:table-cell>
          <table:table-cell table:number-columns-repeated="3" table:style-name="ce1"/>
          <table:table-cell office:value-type="float" office:value="1" table:style-name="ce10">
            <text:p>1</text:p>
          </table:table-cell>
          <table:table-cell office:value-type="string" table:style-name="ce10">
            <text:p>C*07:02</text:p>
          </table:table-cell>
          <table:table-cell office:value-type="float" office:value="0.13100999999999999" table:style-name="ce11">
            <text:p>0,13101</text:p>
          </table:table-cell>
          <table:table-cell office:value-type="float" office:value="0.245" table:style-name="ce12">
            <text:p>0,245</text:p>
          </table:table-cell>
          <table:table-cell table:number-columns-repeated="16366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0">
            <text:p>A*02:01</text:p>
          </table:table-cell>
          <table:table-cell office:value-type="float" office:value="0.15284" table:style-name="ce11">
            <text:p>0,15284</text:p>
          </table:table-cell>
          <table:table-cell office:value-type="float" office:value="0.56599999999999995" table:style-name="ce12">
            <text:p>0,566</text:p>
          </table:table-cell>
          <table:table-cell table:number-columns-repeated="3" table:style-name="ce1"/>
          <table:table-cell office:value-type="float" office:value="2" table:style-name="ce10">
            <text:p>2</text:p>
          </table:table-cell>
          <table:table-cell office:value-type="string" table:style-name="ce10">
            <text:p>B*51:01</text:p>
          </table:table-cell>
          <table:table-cell office:value-type="float" office:value="5.2220000000000003E-2" table:style-name="ce11">
            <text:p>0,05222</text:p>
          </table:table-cell>
          <table:table-cell office:value-type="float" office:value="0.20200000000000001" table:style-name="ce12">
            <text:p>0,202</text:p>
          </table:table-cell>
          <table:table-cell table:number-columns-repeated="3" table:style-name="ce1"/>
          <table:table-cell office:value-type="float" office:value="2" table:style-name="ce10">
            <text:p>2</text:p>
          </table:table-cell>
          <table:table-cell office:value-type="string" table:style-name="ce10">
            <text:p>C*04:01</text:p>
          </table:table-cell>
          <table:table-cell office:value-type="float" office:value="0.11176999999999999" table:style-name="ce11">
            <text:p>0,11177</text:p>
          </table:table-cell>
          <table:table-cell office:value-type="float" office:value="0.42699999999999999" table:style-name="ce12">
            <text:p>0,427</text:p>
          </table:table-cell>
          <table:table-cell table:number-columns-repeated="16366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0">
            <text:p>A*11:01</text:p>
          </table:table-cell>
          <table:table-cell office:value-type="float" office:value="0.11661000000000001" table:style-name="ce11">
            <text:p>0,11661</text:p>
          </table:table-cell>
          <table:table-cell office:value-type="float" office:value="0.70599999999999996" table:style-name="ce12">
            <text:p>0,706</text:p>
          </table:table-cell>
          <table:table-cell table:number-columns-repeated="3" table:style-name="ce1"/>
          <table:table-cell office:value-type="float" office:value="3" table:style-name="ce10">
            <text:p>3</text:p>
          </table:table-cell>
          <table:table-cell office:value-type="string" table:style-name="ce10">
            <text:p>B*40:01</text:p>
          </table:table-cell>
          <table:table-cell office:value-type="float" office:value="5.1200000000000002E-2" table:style-name="ce11">
            <text:p>0,05120</text:p>
          </table:table-cell>
          <table:table-cell office:value-type="float" office:value="0.29099999999999998" table:style-name="ce12">
            <text:p>0,291</text:p>
          </table:table-cell>
          <table:table-cell table:number-columns-repeated="3" table:style-name="ce1"/>
          <table:table-cell office:value-type="float" office:value="3" table:style-name="ce10">
            <text:p>3</text:p>
          </table:table-cell>
          <table:table-cell office:value-type="string" table:style-name="ce10">
            <text:p>C*03:04</text:p>
          </table:table-cell>
          <table:table-cell office:value-type="float" office:value="9.1319999999999998E-2" table:style-name="ce11">
            <text:p>0,09132</text:p>
          </table:table-cell>
          <table:table-cell office:value-type="float" office:value="0.55700000000000005" table:style-name="ce12">
            <text:p>0,557</text:p>
          </table:table-cell>
          <table:table-cell table:number-columns-repeated="16366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0">
            <text:p>A*01:01</text:p>
          </table:table-cell>
          <table:table-cell office:value-type="float" office:value="4.8430000000000001E-2" table:style-name="ce11">
            <text:p>0,04843</text:p>
          </table:table-cell>
          <table:table-cell office:value-type="float" office:value="0.75600000000000001" table:style-name="ce12">
            <text:p>0,756</text:p>
          </table:table-cell>
          <table:table-cell table:number-columns-repeated="3" table:style-name="ce1"/>
          <table:table-cell office:value-type="float" office:value="4" table:style-name="ce10">
            <text:p>4</text:p>
          </table:table-cell>
          <table:table-cell office:value-type="string" table:style-name="ce10">
            <text:p>B*44:03</text:p>
          </table:table-cell>
          <table:table-cell office:value-type="float" office:value="4.4729999999999999E-2" table:style-name="ce11">
            <text:p>0,04473</text:p>
          </table:table-cell>
          <table:table-cell office:value-type="float" office:value="0.36399999999999999" table:style-name="ce12">
            <text:p>0,364</text:p>
          </table:table-cell>
          <table:table-cell table:number-columns-repeated="3" table:style-name="ce1"/>
          <table:table-cell office:value-type="float" office:value="4" table:style-name="ce10">
            <text:p>4</text:p>
          </table:table-cell>
          <table:table-cell office:value-type="string" table:style-name="ce10">
            <text:p>C*01:02</text:p>
          </table:table-cell>
          <table:table-cell office:value-type="float" office:value="8.4809999999999997E-2" table:style-name="ce11">
            <text:p>0,08481</text:p>
          </table:table-cell>
          <table:table-cell office:value-type="float" office:value="0.66200000000000003" table:style-name="ce12">
            <text:p>0,662</text:p>
          </table:table-cell>
          <table:table-cell table:number-columns-repeated="16366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0">
            <text:p>A*03:01</text:p>
          </table:table-cell>
          <table:table-cell office:value-type="float" office:value="4.2720000000000001E-2" table:style-name="ce11">
            <text:p>0,04272</text:p>
          </table:table-cell>
          <table:table-cell office:value-type="float" office:value="0.79600000000000004" table:style-name="ce12">
            <text:p>0,796</text:p>
          </table:table-cell>
          <table:table-cell table:number-columns-repeated="3" table:style-name="ce1"/>
          <table:table-cell office:value-type="float" office:value="5" table:style-name="ce10">
            <text:p>5</text:p>
          </table:table-cell>
          <table:table-cell office:value-type="string" table:style-name="ce10">
            <text:p>B*40:02</text:p>
          </table:table-cell>
          <table:table-cell office:value-type="float" office:value="4.1750000000000002E-2" table:style-name="ce11">
            <text:p>0,04175</text:p>
          </table:table-cell>
          <table:table-cell office:value-type="float" office:value="0.42899999999999999" table:style-name="ce12">
            <text:p>0,429</text:p>
          </table:table-cell>
          <table:table-cell table:number-columns-repeated="3" table:style-name="ce1"/>
          <table:table-cell office:value-type="float" office:value="5" table:style-name="ce10">
            <text:p>5</text:p>
          </table:table-cell>
          <table:table-cell office:value-type="string" table:style-name="ce10">
            <text:p>C*07:01</text:p>
          </table:table-cell>
          <table:table-cell office:value-type="float" office:value="6.8870000000000001E-2" table:style-name="ce11">
            <text:p>0,06887</text:p>
          </table:table-cell>
          <table:table-cell office:value-type="float" office:value="0.73799999999999999" table:style-name="ce12">
            <text:p>0,738</text:p>
          </table:table-cell>
          <table:table-cell table:number-columns-repeated="16366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0">
            <text:p>A*31:01</text:p>
          </table:table-cell>
          <table:table-cell office:value-type="float" office:value="4.0930000000000001E-2" table:style-name="ce11">
            <text:p>0,04093</text:p>
          </table:table-cell>
          <table:table-cell office:value-type="float" office:value="0.83199999999999996" table:style-name="ce12">
            <text:p>0,832</text:p>
          </table:table-cell>
          <table:table-cell table:number-columns-repeated="3" table:style-name="ce1"/>
          <table:table-cell office:value-type="float" office:value="6" table:style-name="ce10">
            <text:p>6</text:p>
          </table:table-cell>
          <table:table-cell office:value-type="string" table:style-name="ce10">
            <text:p>B*07:02</text:p>
          </table:table-cell>
          <table:table-cell office:value-type="float" office:value="4.1050000000000003E-2" table:style-name="ce11">
            <text:p>0,04105</text:p>
          </table:table-cell>
          <table:table-cell office:value-type="float" office:value="0.49" table:style-name="ce12">
            <text:p>0,490</text:p>
          </table:table-cell>
          <table:table-cell table:number-columns-repeated="3" table:style-name="ce1"/>
          <table:table-cell office:value-type="float" office:value="6" table:style-name="ce10">
            <text:p>6</text:p>
          </table:table-cell>
          <table:table-cell office:value-type="string" table:style-name="ce10">
            <text:p>C*06:02</text:p>
          </table:table-cell>
          <table:table-cell office:value-type="float" office:value="6.1600000000000002E-2" table:style-name="ce11">
            <text:p>0,06160</text:p>
          </table:table-cell>
          <table:table-cell office:value-type="float" office:value="0.79700000000000004" table:style-name="ce12">
            <text:p>0,797</text:p>
          </table:table-cell>
          <table:table-cell table:number-columns-repeated="16366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10">
            <text:p>A*33:03</text:p>
          </table:table-cell>
          <table:table-cell office:value-type="float" office:value="4.0809999999999999E-2" table:style-name="ce11">
            <text:p>0,04081</text:p>
          </table:table-cell>
          <table:table-cell office:value-type="float" office:value="0.86299999999999999" table:style-name="ce12">
            <text:p>0,863</text:p>
          </table:table-cell>
          <table:table-cell table:number-columns-repeated="3" table:style-name="ce1"/>
          <table:table-cell office:value-type="float" office:value="7" table:style-name="ce10">
            <text:p>7</text:p>
          </table:table-cell>
          <table:table-cell office:value-type="string" table:style-name="ce10">
            <text:p>B*15:01</text:p>
          </table:table-cell>
          <table:table-cell office:value-type="float" office:value="3.431E-2" table:style-name="ce11">
            <text:p>0,03431</text:p>
          </table:table-cell>
          <table:table-cell office:value-type="float" office:value="0.53700000000000003" table:style-name="ce12">
            <text:p>0,537</text:p>
          </table:table-cell>
          <table:table-cell table:number-columns-repeated="3" table:style-name="ce1"/>
          <table:table-cell office:value-type="float" office:value="7" table:style-name="ce10">
            <text:p>7</text:p>
          </table:table-cell>
          <table:table-cell office:value-type="string" table:style-name="ce10">
            <text:p>C*03:03</text:p>
          </table:table-cell>
          <table:table-cell office:value-type="float" office:value="5.5800000000000002E-2" table:style-name="ce11">
            <text:p>0,05580</text:p>
          </table:table-cell>
          <table:table-cell office:value-type="float" office:value="0.84399999999999997" table:style-name="ce12">
            <text:p>0,844</text:p>
          </table:table-cell>
          <table:table-cell table:number-columns-repeated="16366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10">
            <text:p>A*02:06</text:p>
          </table:table-cell>
          <table:table-cell office:value-type="float" office:value="3.4689999999999999E-2" table:style-name="ce11">
            <text:p>0,03469</text:p>
          </table:table-cell>
          <table:table-cell office:value-type="float" office:value="0.88800000000000001" table:style-name="ce12">
            <text:p>0,888</text:p>
          </table:table-cell>
          <table:table-cell table:number-columns-repeated="3" table:style-name="ce1"/>
          <table:table-cell office:value-type="float" office:value="8" table:style-name="ce10">
            <text:p>8</text:p>
          </table:table-cell>
          <table:table-cell office:value-type="string" table:style-name="ce10">
            <text:p>B*07:04</text:p>
          </table:table-cell>
          <table:table-cell office:value-type="float" office:value="3.1220000000000001E-2" table:style-name="ce11">
            <text:p>0,03122</text:p>
          </table:table-cell>
          <table:table-cell office:value-type="float" office:value="0.57899999999999996" table:style-name="ce12">
            <text:p>0,579</text:p>
          </table:table-cell>
          <table:table-cell table:number-columns-repeated="3" table:style-name="ce1"/>
          <table:table-cell office:value-type="float" office:value="8" table:style-name="ce10">
            <text:p>8</text:p>
          </table:table-cell>
          <table:table-cell office:value-type="string" table:style-name="ce10">
            <text:p>C*08:01</text:p>
          </table:table-cell>
          <table:table-cell office:value-type="float" office:value="4.5220000000000003E-2" table:style-name="ce11">
            <text:p>0,04522</text:p>
          </table:table-cell>
          <table:table-cell office:value-type="float" office:value="0.878" table:style-name="ce12">
            <text:p>0,878</text:p>
          </table:table-cell>
          <table:table-cell table:number-columns-repeated="16366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style-name="ce10">
            <text:p>A*26:01</text:p>
          </table:table-cell>
          <table:table-cell office:value-type="float" office:value="3.354E-2" table:style-name="ce11">
            <text:p>0,03354</text:p>
          </table:table-cell>
          <table:table-cell office:value-type="float" office:value="0.90900000000000003" table:style-name="ce12">
            <text:p>0,909</text:p>
          </table:table-cell>
          <table:table-cell table:number-columns-repeated="3" table:style-name="ce1"/>
          <table:table-cell office:value-type="float" office:value="9" table:style-name="ce10">
            <text:p>9</text:p>
          </table:table-cell>
          <table:table-cell office:value-type="string" table:style-name="ce10">
            <text:p>B*08:01</text:p>
          </table:table-cell>
          <table:table-cell office:value-type="float" office:value="2.9600000000000001E-2" table:style-name="ce11">
            <text:p>0,02960</text:p>
          </table:table-cell>
          <table:table-cell office:value-type="float" office:value="0.61699999999999999" table:style-name="ce12">
            <text:p>0,617</text:p>
          </table:table-cell>
          <table:table-cell table:number-columns-repeated="3" table:style-name="ce1"/>
          <table:table-cell office:value-type="float" office:value="9" table:style-name="ce10">
            <text:p>9</text:p>
          </table:table-cell>
          <table:table-cell office:value-type="string" table:style-name="ce10">
            <text:p>C*15:02</text:p>
          </table:table-cell>
          <table:table-cell office:value-type="float" office:value="3.3619999999999997E-2" table:style-name="ce11">
            <text:p>0,03362</text:p>
          </table:table-cell>
          <table:table-cell office:value-type="float" office:value="0.9" table:style-name="ce12">
            <text:p>0,900</text:p>
          </table:table-cell>
          <table:table-cell table:number-columns-repeated="16366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string" table:style-name="ce10">
            <text:p>A*30:01</text:p>
          </table:table-cell>
          <table:table-cell office:value-type="float" office:value="2.5049999999999999E-2" table:style-name="ce11">
            <text:p>0,02505</text:p>
          </table:table-cell>
          <table:table-cell office:value-type="float" office:value="0.92400000000000004" table:style-name="ce12">
            <text:p>0,924</text:p>
          </table:table-cell>
          <table:table-cell table:number-columns-repeated="3" table:style-name="ce1"/>
          <table:table-cell office:value-type="float" office:value="10" table:style-name="ce10">
            <text:p>10</text:p>
          </table:table-cell>
          <table:table-cell office:value-type="string" table:style-name="ce10">
            <text:p>B*58:01</text:p>
          </table:table-cell>
          <table:table-cell office:value-type="float" office:value="2.8910000000000002E-2" table:style-name="ce11">
            <text:p>0,02891</text:p>
          </table:table-cell>
          <table:table-cell office:value-type="float" office:value="0.65100000000000002" table:style-name="ce12">
            <text:p>0,651</text:p>
          </table:table-cell>
          <table:table-cell table:number-columns-repeated="3" table:style-name="ce1"/>
          <table:table-cell office:value-type="float" office:value="10" table:style-name="ce10">
            <text:p>10</text:p>
          </table:table-cell>
          <table:table-cell office:value-type="string" table:style-name="ce10">
            <text:p>C*12:02</text:p>
          </table:table-cell>
          <table:table-cell office:value-type="float" office:value="3.1910000000000001E-2" table:style-name="ce11">
            <text:p>0,03191</text:p>
          </table:table-cell>
          <table:table-cell office:value-type="float" office:value="0.91900000000000004" table:style-name="ce12">
            <text:p>0,919</text:p>
          </table:table-cell>
          <table:table-cell table:number-columns-repeated="16366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string" table:style-name="ce10">
            <text:p>A*23:01</text:p>
          </table:table-cell>
          <table:table-cell office:value-type="float" office:value="2.3349999999999999E-2" table:style-name="ce11">
            <text:p>0,02335</text:p>
          </table:table-cell>
          <table:table-cell office:value-type="float" office:value="0.93600000000000005" table:style-name="ce12">
            <text:p>0,936</text:p>
          </table:table-cell>
          <table:table-cell table:number-columns-repeated="3" table:style-name="ce1"/>
          <table:table-cell office:value-type="float" office:value="11" table:style-name="ce10">
            <text:p>11</text:p>
          </table:table-cell>
          <table:table-cell office:value-type="string" table:style-name="ce10">
            <text:p>B*13:01</text:p>
          </table:table-cell>
          <table:table-cell office:value-type="float" office:value="2.5700000000000001E-2" table:style-name="ce11">
            <text:p>0,02570</text:p>
          </table:table-cell>
          <table:table-cell office:value-type="float" office:value="0.68100000000000005" table:style-name="ce12">
            <text:p>0,681</text:p>
          </table:table-cell>
          <table:table-cell table:number-columns-repeated="3" table:style-name="ce1"/>
          <table:table-cell office:value-type="float" office:value="11" table:style-name="ce10">
            <text:p>11</text:p>
          </table:table-cell>
          <table:table-cell office:value-type="string" table:style-name="ce10">
            <text:p>C*02:02</text:p>
          </table:table-cell>
          <table:table-cell office:value-type="float" office:value="2.8049999999999999E-2" table:style-name="ce11">
            <text:p>0,02805</text:p>
          </table:table-cell>
          <table:table-cell office:value-type="float" office:value="0.93400000000000005" table:style-name="ce12">
            <text:p>0,934</text:p>
          </table:table-cell>
          <table:table-cell table:number-columns-repeated="16366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string" table:style-name="ce10">
            <text:p>A*68:01</text:p>
          </table:table-cell>
          <table:table-cell office:value-type="float" office:value="2.299E-2" table:style-name="ce11">
            <text:p>0,02299</text:p>
          </table:table-cell>
          <table:table-cell office:value-type="float" office:value="0.94699999999999995" table:style-name="ce12">
            <text:p>0,947</text:p>
          </table:table-cell>
          <table:table-cell table:number-columns-repeated="3" table:style-name="ce1"/>
          <table:table-cell office:value-type="float" office:value="12" table:style-name="ce10">
            <text:p>12</text:p>
          </table:table-cell>
          <table:table-cell office:value-type="string" table:style-name="ce10">
            <text:p>B*37:01</text:p>
          </table:table-cell>
          <table:table-cell office:value-type="float" office:value="2.4979999999999999E-2" table:style-name="ce11">
            <text:p>0,02498</text:p>
          </table:table-cell>
          <table:table-cell office:value-type="float" office:value="0.70899999999999996" table:style-name="ce12">
            <text:p>0,709</text:p>
          </table:table-cell>
          <table:table-cell table:number-columns-repeated="3" table:style-name="ce1"/>
          <table:table-cell office:value-type="float" office:value="12" table:style-name="ce10">
            <text:p>12</text:p>
          </table:table-cell>
          <table:table-cell office:value-type="string" table:style-name="ce10">
            <text:p>C*05:01</text:p>
          </table:table-cell>
          <table:table-cell office:value-type="float" office:value="2.614E-2" table:style-name="ce11">
            <text:p>0,02614</text:p>
          </table:table-cell>
          <table:table-cell office:value-type="float" office:value="0.94699999999999995" table:style-name="ce12">
            <text:p>0,947</text:p>
          </table:table-cell>
          <table:table-cell table:number-columns-repeated="16366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string" table:style-name="ce10">
            <text:p>A*02:07</text:p>
          </table:table-cell>
          <table:table-cell office:value-type="float" office:value="2.1270000000000001E-2" table:style-name="ce11">
            <text:p>0,02127</text:p>
          </table:table-cell>
          <table:table-cell office:value-type="float" office:value="0.95599999999999996" table:style-name="ce12">
            <text:p>0,956</text:p>
          </table:table-cell>
          <table:table-cell table:number-columns-repeated="3" table:style-name="ce1"/>
          <table:table-cell office:value-type="float" office:value="13" table:style-name="ce10">
            <text:p>13</text:p>
          </table:table-cell>
          <table:table-cell office:value-type="string" table:style-name="ce10">
            <text:p>B*46:01</text:p>
          </table:table-cell>
          <table:table-cell office:value-type="float" office:value="2.358E-2" table:style-name="ce11">
            <text:p>0,02358</text:p>
          </table:table-cell>
          <table:table-cell office:value-type="float" office:value="0.73399999999999999" table:style-name="ce12">
            <text:p>0,734</text:p>
          </table:table-cell>
          <table:table-cell table:number-columns-repeated="3" table:style-name="ce1"/>
          <table:table-cell office:value-type="float" office:value="13" table:style-name="ce10">
            <text:p>13</text:p>
          </table:table-cell>
          <table:table-cell office:value-type="string" table:style-name="ce10">
            <text:p>C*14:02</text:p>
          </table:table-cell>
          <table:table-cell office:value-type="float" office:value="2.5389999999999999E-2" table:style-name="ce11">
            <text:p>0,02539</text:p>
          </table:table-cell>
          <table:table-cell office:value-type="float" office:value="0.95799999999999996" table:style-name="ce12">
            <text:p>0,958</text:p>
          </table:table-cell>
          <table:table-cell table:number-columns-repeated="16366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style-name="ce10">
            <text:p>A*29:02</text:p>
          </table:table-cell>
          <table:table-cell office:value-type="float" office:value="1.626E-2" table:style-name="ce11">
            <text:p>0,01626</text:p>
          </table:table-cell>
          <table:table-cell office:value-type="float" office:value="0.96299999999999997" table:style-name="ce12">
            <text:p>0,963</text:p>
          </table:table-cell>
          <table:table-cell table:number-columns-repeated="3" table:style-name="ce1"/>
          <table:table-cell office:value-type="float" office:value="14" table:style-name="ce10">
            <text:p>14</text:p>
          </table:table-cell>
          <table:table-cell office:value-type="string" table:style-name="ce10">
            <text:p>B*52:01</text:p>
          </table:table-cell>
          <table:table-cell office:value-type="float" office:value="2.3310000000000001E-2" table:style-name="ce11">
            <text:p>0,02331</text:p>
          </table:table-cell>
          <table:table-cell office:value-type="float" office:value="0.75700000000000001" table:style-name="ce12">
            <text:p>0,757</text:p>
          </table:table-cell>
          <table:table-cell table:number-columns-repeated="3" table:style-name="ce1"/>
          <table:table-cell office:value-type="float" office:value="14" table:style-name="ce10">
            <text:p>14</text:p>
          </table:table-cell>
          <table:table-cell office:value-type="string" table:style-name="ce10">
            <text:p>C*03:02</text:p>
          </table:table-cell>
          <table:table-cell office:value-type="float" office:value="2.461E-2" table:style-name="ce11">
            <text:p>0,02461</text:p>
          </table:table-cell>
          <table:table-cell office:value-type="float" office:value="0.96799999999999997" table:style-name="ce12">
            <text:p>0,968</text:p>
          </table:table-cell>
          <table:table-cell table:number-columns-repeated="16366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string" table:style-name="ce10">
            <text:p>A*34:01</text:p>
          </table:table-cell>
          <table:table-cell office:value-type="float" office:value="1.618E-2" table:style-name="ce11">
            <text:p>0,01618</text:p>
          </table:table-cell>
          <table:table-cell office:value-type="float" office:value="0.96899999999999997" table:style-name="ce12">
            <text:p>0,969</text:p>
          </table:table-cell>
          <table:table-cell table:number-columns-repeated="3" table:style-name="ce1"/>
          <table:table-cell office:value-type="float" office:value="15" table:style-name="ce10">
            <text:p>15</text:p>
          </table:table-cell>
          <table:table-cell office:value-type="string" table:style-name="ce10">
            <text:p>B*18:01</text:p>
          </table:table-cell>
          <table:table-cell office:value-type="float" office:value="2.299E-2" table:style-name="ce11">
            <text:p>0,02299</text:p>
          </table:table-cell>
          <table:table-cell office:value-type="float" office:value="0.77900000000000003" table:style-name="ce12">
            <text:p>0,779</text:p>
          </table:table-cell>
          <table:table-cell table:number-columns-repeated="3" table:style-name="ce1"/>
          <table:table-cell office:value-type="float" office:value="15" table:style-name="ce10">
            <text:p>15</text:p>
          </table:table-cell>
          <table:table-cell office:value-type="string" table:style-name="ce10">
            <text:p>C*16:01</text:p>
          </table:table-cell>
          <table:table-cell office:value-type="float" office:value="2.4199999999999999E-2" table:style-name="ce11">
            <text:p>0,02420</text:p>
          </table:table-cell>
          <table:table-cell office:value-type="float" office:value="0.97599999999999998" table:style-name="ce12">
            <text:p>0,976</text:p>
          </table:table-cell>
          <table:table-cell table:number-columns-repeated="16366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string" table:style-name="ce10">
            <text:p>A*02:03</text:p>
          </table:table-cell>
          <table:table-cell office:value-type="float" office:value="1.5100000000000001E-2" table:style-name="ce11">
            <text:p>0,01510</text:p>
          </table:table-cell>
          <table:table-cell office:value-type="float" office:value="0.97399999999999998" table:style-name="ce12">
            <text:p>0,974</text:p>
          </table:table-cell>
          <table:table-cell table:number-columns-repeated="3" table:style-name="ce1"/>
          <table:table-cell office:value-type="float" office:value="16" table:style-name="ce10">
            <text:p>16</text:p>
          </table:table-cell>
          <table:table-cell office:value-type="string" table:style-name="ce10">
            <text:p>B*44:02</text:p>
          </table:table-cell>
          <table:table-cell office:value-type="float" office:value="2.162E-2" table:style-name="ce11">
            <text:p>0,02162</text:p>
          </table:table-cell>
          <table:table-cell office:value-type="float" office:value="0.79900000000000004" table:style-name="ce12">
            <text:p>0,799</text:p>
          </table:table-cell>
          <table:table-cell table:number-columns-repeated="3" table:style-name="ce1"/>
          <table:table-cell office:value-type="float" office:value="16" table:style-name="ce10">
            <text:p>16</text:p>
          </table:table-cell>
          <table:table-cell office:value-type="string" table:style-name="ce10">
            <text:p>C*08:02</text:p>
          </table:table-cell>
          <table:table-cell office:value-type="float" office:value="2.017E-2" table:style-name="ce11">
            <text:p>0,02017</text:p>
          </table:table-cell>
          <table:table-cell office:value-type="float" office:value="0.98199999999999998" table:style-name="ce12">
            <text:p>0,982</text:p>
          </table:table-cell>
          <table:table-cell table:number-columns-repeated="16366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style-name="ce10">
            <text:p>A*30:02</text:p>
          </table:table-cell>
          <table:table-cell office:value-type="float" office:value="1.489E-2" table:style-name="ce11">
            <text:p>0,01489</text:p>
          </table:table-cell>
          <table:table-cell office:value-type="float" office:value="0.97899999999999998" table:style-name="ce12">
            <text:p>0,979</text:p>
          </table:table-cell>
          <table:table-cell table:number-columns-repeated="3" table:style-name="ce1"/>
          <table:table-cell office:value-type="float" office:value="17" table:style-name="ce10">
            <text:p>17</text:p>
          </table:table-cell>
          <table:table-cell office:value-type="string" table:style-name="ce10">
            <text:p>B*40:06</text:p>
          </table:table-cell>
          <table:table-cell office:value-type="float" office:value="1.7989999999999999E-2" table:style-name="ce11">
            <text:p>0,01799</text:p>
          </table:table-cell>
          <table:table-cell office:value-type="float" office:value="0.81499999999999995" table:style-name="ce12">
            <text:p>0,815</text:p>
          </table:table-cell>
          <table:table-cell table:number-columns-repeated="3" table:style-name="ce1"/>
          <table:table-cell office:value-type="float" office:value="17" table:style-name="ce10">
            <text:p>17</text:p>
          </table:table-cell>
          <table:table-cell office:value-type="string" table:style-name="ce10">
            <text:p>C*12:03</text:p>
          </table:table-cell>
          <table:table-cell office:value-type="float" office:value="1.959E-2" table:style-name="ce11">
            <text:p>0,01959</text:p>
          </table:table-cell>
          <table:table-cell office:value-type="float" office:value="0.98699999999999999" table:style-name="ce12">
            <text:p>0,987</text:p>
          </table:table-cell>
          <table:table-cell table:number-columns-repeated="16366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10">
            <text:p>A*32:01</text:p>
          </table:table-cell>
          <table:table-cell office:value-type="float" office:value="1.434E-2" table:style-name="ce11">
            <text:p>0,01434</text:p>
          </table:table-cell>
          <table:table-cell office:value-type="float" office:value="0.98299999999999998" table:style-name="ce12">
            <text:p>0,983</text:p>
          </table:table-cell>
          <table:table-cell table:number-columns-repeated="3" table:style-name="ce1"/>
          <table:table-cell office:value-type="float" office:value="18" table:style-name="ce10">
            <text:p>18</text:p>
          </table:table-cell>
          <table:table-cell office:value-type="string" table:style-name="ce10">
            <text:p>B*53:01</text:p>
          </table:table-cell>
          <table:table-cell office:value-type="float" office:value="1.6219999999999998E-2" table:style-name="ce11">
            <text:p>0,01622</text:p>
          </table:table-cell>
          <table:table-cell office:value-type="float" office:value="0.82899999999999996" table:style-name="ce12">
            <text:p>0,829</text:p>
          </table:table-cell>
          <table:table-cell table:number-columns-repeated="3" table:style-name="ce1"/>
          <table:table-cell office:value-type="float" office:value="18" table:style-name="ce10">
            <text:p>18</text:p>
          </table:table-cell>
          <table:table-cell office:value-type="string" table:style-name="ce10">
            <text:p>C*04:03</text:p>
          </table:table-cell>
          <table:table-cell office:value-type="float" office:value="1.942E-2" table:style-name="ce11">
            <text:p>0,01942</text:p>
          </table:table-cell>
          <table:table-cell office:value-type="float" office:value="0.99099999999999999" table:style-name="ce12">
            <text:p>0,991</text:p>
          </table:table-cell>
          <table:table-cell table:number-columns-repeated="16366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10">
            <text:p>A*68:02</text:p>
          </table:table-cell>
          <table:table-cell office:value-type="float" office:value="1.323E-2" table:style-name="ce11">
            <text:p>0,01323</text:p>
          </table:table-cell>
          <table:table-cell office:value-type="float" office:value="0.98599999999999999" table:style-name="ce12">
            <text:p>0,986</text:p>
          </table:table-cell>
          <table:table-cell table:number-columns-repeated="3" table:style-name="ce1"/>
          <table:table-cell office:value-type="float" office:value="19" table:style-name="ce10">
            <text:p>19</text:p>
          </table:table-cell>
          <table:table-cell office:value-type="string" table:style-name="ce10">
            <text:p>B*13:02</text:p>
          </table:table-cell>
          <table:table-cell office:value-type="float" office:value="1.418E-2" table:style-name="ce11">
            <text:p>0,01418</text:p>
          </table:table-cell>
          <table:table-cell office:value-type="float" office:value="0.84" table:style-name="ce12">
            <text:p>0,840</text:p>
          </table:table-cell>
          <table:table-cell table:number-columns-repeated="3" table:style-name="ce1"/>
          <table:table-cell office:value-type="float" office:value="19" table:style-name="ce10">
            <text:p>19</text:p>
          </table:table-cell>
          <table:table-cell office:value-type="string" table:style-name="ce10">
            <text:p>C*17:01</text:p>
          </table:table-cell>
          <table:table-cell office:value-type="float" office:value="1.8800000000000001E-2" table:style-name="ce11">
            <text:p>0,01880</text:p>
          </table:table-cell>
          <table:table-cell office:value-type="float" office:value="0.99399999999999999" table:style-name="ce12">
            <text:p>0,994</text:p>
          </table:table-cell>
          <table:table-cell table:number-columns-repeated="16366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10">
            <text:p>A*33:01</text:p>
          </table:table-cell>
          <table:table-cell office:value-type="float" office:value="1.153E-2" table:style-name="ce11">
            <text:p>0,01153</text:p>
          </table:table-cell>
          <table:table-cell office:value-type="float" office:value="0.98899999999999999" table:style-name="ce12">
            <text:p>0,989</text:p>
          </table:table-cell>
          <table:table-cell table:number-columns-repeated="3" table:style-name="ce1"/>
          <table:table-cell office:value-type="float" office:value="20" table:style-name="ce10">
            <text:p>20</text:p>
          </table:table-cell>
          <table:table-cell office:value-type="string" table:style-name="ce10">
            <text:p>B*56:01</text:p>
          </table:table-cell>
          <table:table-cell office:value-type="float" office:value="1.4160000000000001E-2" table:style-name="ce11">
            <text:p>0,01416</text:p>
          </table:table-cell>
          <table:table-cell office:value-type="float" office:value="0.85099999999999998" table:style-name="ce12">
            <text:p>0,851</text:p>
          </table:table-cell>
          <table:table-cell table:number-columns-repeated="3" table:style-name="ce1"/>
          <table:table-cell office:value-type="float" office:value="20" table:style-name="ce10">
            <text:p>20</text:p>
          </table:table-cell>
          <table:table-cell office:value-type="string" table:style-name="ce10">
            <text:p>C*14:03</text:p>
          </table:table-cell>
          <table:table-cell office:value-type="float" office:value="1.4710000000000001E-2" table:style-name="ce11">
            <text:p>0,01471</text:p>
          </table:table-cell>
          <table:table-cell office:value-type="float" office:value="0.996" table:style-name="ce12">
            <text:p>0,996</text:p>
          </table:table-cell>
          <table:table-cell table:number-columns-repeated="16366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10">
            <text:p>A*02:05</text:p>
          </table:table-cell>
          <table:table-cell office:value-type="float" office:value="8.4899999999999993E-3" table:style-name="ce11">
            <text:p>0,00849</text:p>
          </table:table-cell>
          <table:table-cell office:value-type="float" office:value="0.99" table:style-name="ce12">
            <text:p>0,990</text:p>
          </table:table-cell>
          <table:table-cell table:number-columns-repeated="3" table:style-name="ce1"/>
          <table:table-cell office:value-type="float" office:value="21" table:style-name="ce10">
            <text:p>21</text:p>
          </table:table-cell>
          <table:table-cell office:value-type="string" table:style-name="ce10">
            <text:p>B*54:01</text:p>
          </table:table-cell>
          <table:table-cell office:value-type="float" office:value="1.3860000000000001E-2" table:style-name="ce11">
            <text:p>0,01386</text:p>
          </table:table-cell>
          <table:table-cell office:value-type="float" office:value="0.86199999999999999" table:style-name="ce12">
            <text:p>0,862</text:p>
          </table:table-cell>
          <table:table-cell table:number-columns-repeated="3" table:style-name="ce1"/>
          <table:table-cell office:value-type="float" office:value="21" table:style-name="ce10">
            <text:p>21</text:p>
          </table:table-cell>
          <table:table-cell office:value-type="string" table:style-name="ce10">
            <text:p>C*07:04</text:p>
          </table:table-cell>
          <table:table-cell office:value-type="float" office:value="1.4670000000000001E-2" table:style-name="ce11">
            <text:p>0,01467</text:p>
          </table:table-cell>
          <table:table-cell office:value-type="float" office:value="0.998" table:style-name="ce12">
            <text:p>0,998</text:p>
          </table:table-cell>
          <table:table-cell table:number-columns-repeated="16366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10">
            <text:p>A*02:02</text:p>
          </table:table-cell>
          <table:table-cell office:value-type="float" office:value="8.0300000000000007E-3" table:style-name="ce11">
            <text:p>0,00803</text:p>
          </table:table-cell>
          <table:table-cell office:value-type="float" office:value="0.99199999999999999" table:style-name="ce12">
            <text:p>0,992</text:p>
          </table:table-cell>
          <table:table-cell table:number-columns-repeated="3" table:style-name="ce1"/>
          <table:table-cell office:value-type="float" office:value="22" table:style-name="ce10">
            <text:p>22</text:p>
          </table:table-cell>
          <table:table-cell office:value-type="string" table:style-name="ce10">
            <text:p>B*15:02</text:p>
          </table:table-cell>
          <table:table-cell office:value-type="float" office:value="1.319E-2" table:style-name="ce11">
            <text:p>0,01319</text:p>
          </table:table-cell>
          <table:table-cell office:value-type="float" office:value="0.871" table:style-name="ce12">
            <text:p>0,871</text:p>
          </table:table-cell>
          <table:table-cell table:number-columns-repeated="3" table:style-name="ce1"/>
          <table:table-cell office:value-type="float" office:value="22" table:style-name="ce10">
            <text:p>22</text:p>
          </table:table-cell>
          <table:table-cell office:value-type="string" table:style-name="ce10">
            <text:p>C*18:01</text:p>
          </table:table-cell>
          <table:table-cell office:value-type="float" office:value="6.3499999999999997E-3" table:style-name="ce11">
            <text:p>0,00635</text:p>
          </table:table-cell>
          <table:table-cell office:value-type="float" office:value="0.998" table:style-name="ce12">
            <text:p>0,998</text:p>
          </table:table-cell>
          <table:table-cell table:number-columns-repeated="16366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10">
            <text:p>A*74:01</text:p>
          </table:table-cell>
          <table:table-cell office:value-type="float" office:value="7.79E-3" table:style-name="ce11">
            <text:p>0,00779</text:p>
          </table:table-cell>
          <table:table-cell office:value-type="float" office:value="0.99299999999999999" table:style-name="ce12">
            <text:p>0,993</text:p>
          </table:table-cell>
          <table:table-cell table:number-columns-repeated="3" table:style-name="ce1"/>
          <table:table-cell office:value-type="float" office:value="23" table:style-name="ce10">
            <text:p>23</text:p>
          </table:table-cell>
          <table:table-cell office:value-type="string" table:style-name="ce10">
            <text:p>B*35:07</text:p>
          </table:table-cell>
          <table:table-cell office:value-type="float" office:value="1.281E-2" table:style-name="ce11">
            <text:p>0,01281</text:p>
          </table:table-cell>
          <table:table-cell office:value-type="float" office:value="0.88" table:style-name="ce12">
            <text:p>0,880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10">
            <text:p>A*11:02</text:p>
          </table:table-cell>
          <table:table-cell office:value-type="float" office:value="6.9800000000000001E-3" table:style-name="ce11">
            <text:p>0,00698</text:p>
          </table:table-cell>
          <table:table-cell office:value-type="float" office:value="0.99399999999999999" table:style-name="ce12">
            <text:p>0,994</text:p>
          </table:table-cell>
          <table:table-cell table:number-columns-repeated="3" table:style-name="ce1"/>
          <table:table-cell office:value-type="float" office:value="24" table:style-name="ce10">
            <text:p>24</text:p>
          </table:table-cell>
          <table:table-cell office:value-type="string" table:style-name="ce10">
            <text:p>B*27:05</text:p>
          </table:table-cell>
          <table:table-cell office:value-type="float" office:value="1.2359999999999999E-2" table:style-name="ce11">
            <text:p>0,01236</text:p>
          </table:table-cell>
          <table:table-cell office:value-type="float" office:value="0.88900000000000001" table:style-name="ce12">
            <text:p>0,889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0">
            <text:p>A*66:01</text:p>
          </table:table-cell>
          <table:table-cell office:value-type="float" office:value="5.7299999999999999E-3" table:style-name="ce11">
            <text:p>0,00573</text:p>
          </table:table-cell>
          <table:table-cell office:value-type="float" office:value="0.995" table:style-name="ce12">
            <text:p>0,995</text:p>
          </table:table-cell>
          <table:table-cell table:number-columns-repeated="3" table:style-name="ce1"/>
          <table:table-cell office:value-type="float" office:value="25" table:style-name="ce10">
            <text:p>25</text:p>
          </table:table-cell>
          <table:table-cell office:value-type="string" table:style-name="ce10">
            <text:p>B*14:02</text:p>
          </table:table-cell>
          <table:table-cell office:value-type="float" office:value="1.234E-2" table:style-name="ce11">
            <text:p>0,01234</text:p>
          </table:table-cell>
          <table:table-cell office:value-type="float" office:value="0.89700000000000002" table:style-name="ce12">
            <text:p>0,897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string" table:style-name="ce10">
            <text:p>A*34:02</text:p>
          </table:table-cell>
          <table:table-cell office:value-type="float" office:value="5.3499999999999997E-3" table:style-name="ce11">
            <text:p>0,00535</text:p>
          </table:table-cell>
          <table:table-cell office:value-type="float" office:value="0.996" table:style-name="ce12">
            <text:p>0,996</text:p>
          </table:table-cell>
          <table:table-cell table:number-columns-repeated="3" table:style-name="ce1"/>
          <table:table-cell office:value-type="float" office:value="26" table:style-name="ce10">
            <text:p>26</text:p>
          </table:table-cell>
          <table:table-cell office:value-type="string" table:style-name="ce10">
            <text:p>B*15:03</text:p>
          </table:table-cell>
          <table:table-cell office:value-type="float" office:value="1.184E-2" table:style-name="ce11">
            <text:p>0,01184</text:p>
          </table:table-cell>
          <table:table-cell office:value-type="float" office:value="0.90400000000000003" table:style-name="ce12">
            <text:p>0,904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string" table:style-name="ce10">
            <text:p>A*24:07</text:p>
          </table:table-cell>
          <table:table-cell office:value-type="float" office:value="4.5999999999999999E-3" table:style-name="ce11">
            <text:p>0,00460</text:p>
          </table:table-cell>
          <table:table-cell office:value-type="float" office:value="0.996" table:style-name="ce12">
            <text:p>0,996</text:p>
          </table:table-cell>
          <table:table-cell table:number-columns-repeated="3" table:style-name="ce1"/>
          <table:table-cell office:value-type="float" office:value="27" table:style-name="ce10">
            <text:p>27</text:p>
          </table:table-cell>
          <table:table-cell office:value-type="string" table:style-name="ce10">
            <text:p>B*42:01</text:p>
          </table:table-cell>
          <table:table-cell office:value-type="float" office:value="1.0449999999999999E-2" table:style-name="ce11">
            <text:p>0,01045</text:p>
          </table:table-cell>
          <table:table-cell office:value-type="float" office:value="0.91100000000000003" table:style-name="ce12">
            <text:p>0,911</text:p>
          </table:table-cell>
          <table:table-cell table:number-columns-repeated="16373" table:style-name="ce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string" table:style-name="ce10">
            <text:p>A*25:01</text:p>
          </table:table-cell>
          <table:table-cell office:value-type="float" office:value="4.5100000000000001E-3" table:style-name="ce11">
            <text:p>0,00451</text:p>
          </table:table-cell>
          <table:table-cell office:value-type="float" office:value="0.997" table:style-name="ce12">
            <text:p>0,997</text:p>
          </table:table-cell>
          <table:table-cell table:number-columns-repeated="3" table:style-name="ce1"/>
          <table:table-cell office:value-type="float" office:value="28" table:style-name="ce10">
            <text:p>28</text:p>
          </table:table-cell>
          <table:table-cell office:value-type="string" table:style-name="ce10">
            <text:p>B*57:01</text:p>
          </table:table-cell>
          <table:table-cell office:value-type="float" office:value="1.018E-2" table:style-name="ce11">
            <text:p>0,01018</text:p>
          </table:table-cell>
          <table:table-cell office:value-type="float" office:value="0.91700000000000004" table:style-name="ce12">
            <text:p>0,917</text:p>
          </table:table-cell>
          <table:table-cell table:number-columns-repeated="16373" table:style-name="ce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string" table:style-name="ce10">
            <text:p>A*36:01</text:p>
          </table:table-cell>
          <table:table-cell office:value-type="float" office:value="3.9100000000000003E-3" table:style-name="ce11">
            <text:p>0,00391</text:p>
          </table:table-cell>
          <table:table-cell office:value-type="float" office:value="0.997" table:style-name="ce12">
            <text:p>0,997</text:p>
          </table:table-cell>
          <table:table-cell table:number-columns-repeated="3" table:style-name="ce1"/>
          <table:table-cell office:value-type="float" office:value="29" table:style-name="ce10">
            <text:p>29</text:p>
          </table:table-cell>
          <table:table-cell office:value-type="string" table:style-name="ce10">
            <text:p>B*55:02</text:p>
          </table:table-cell>
          <table:table-cell office:value-type="float" office:value="0.01" table:style-name="ce11">
            <text:p>0,01000</text:p>
          </table:table-cell>
          <table:table-cell office:value-type="float" office:value="0.92200000000000004" table:style-name="ce12">
            <text:p>0,922</text:p>
          </table:table-cell>
          <table:table-cell table:number-columns-repeated="16373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string" table:style-name="ce10">
            <text:p>A*02:11</text:p>
          </table:table-cell>
          <table:table-cell office:value-type="float" office:value="3.16E-3" table:style-name="ce11">
            <text:p>0,00316</text:p>
          </table:table-cell>
          <table:table-cell office:value-type="float" office:value="0.998" table:style-name="ce12">
            <text:p>0,998</text:p>
          </table:table-cell>
          <table:table-cell table:number-columns-repeated="3" table:style-name="ce1"/>
          <table:table-cell office:value-type="float" office:value="30" table:style-name="ce10">
            <text:p>30</text:p>
          </table:table-cell>
          <table:table-cell office:value-type="string" table:style-name="ce10">
            <text:p>B*45:01</text:p>
          </table:table-cell>
          <table:table-cell office:value-type="float" office:value="9.9500000000000005E-3" table:style-name="ce11">
            <text:p>0,00995</text:p>
          </table:table-cell>
          <table:table-cell office:value-type="float" office:value="0.92800000000000005" table:style-name="ce12">
            <text:p>0,928</text:p>
          </table:table-cell>
          <table:table-cell table:number-columns-repeated="16373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string" table:style-name="ce10">
            <text:p>A*02:04</text:p>
          </table:table-cell>
          <table:table-cell office:value-type="float" office:value="2.9499999999999999E-3" table:style-name="ce11">
            <text:p>0,00295</text:p>
          </table:table-cell>
          <table:table-cell office:value-type="float" office:value="0.998" table:style-name="ce12">
            <text:p>0,998</text:p>
          </table:table-cell>
          <table:table-cell table:number-columns-repeated="3" table:style-name="ce1"/>
          <table:table-cell office:value-type="float" office:value="31" table:style-name="ce10">
            <text:p>31</text:p>
          </table:table-cell>
          <table:table-cell office:value-type="string" table:style-name="ce10">
            <text:p>B*50:01</text:p>
          </table:table-cell>
          <table:table-cell office:value-type="float" office:value="9.3299999999999998E-3" table:style-name="ce11">
            <text:p>0,00933</text:p>
          </table:table-cell>
          <table:table-cell office:value-type="float" office:value="0.93300000000000005" table:style-name="ce12">
            <text:p>0,933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2" table:style-name="ce10">
            <text:p>32</text:p>
          </table:table-cell>
          <table:table-cell office:value-type="string" table:style-name="ce10">
            <text:p>B*35:03</text:p>
          </table:table-cell>
          <table:table-cell office:value-type="float" office:value="9.2999999999999992E-3" table:style-name="ce11">
            <text:p>0,00930</text:p>
          </table:table-cell>
          <table:table-cell office:value-type="float" office:value="0.93700000000000006" table:style-name="ce12">
            <text:p>0,937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3" table:style-name="ce10">
            <text:p>33</text:p>
          </table:table-cell>
          <table:table-cell office:value-type="string" table:style-name="ce10">
            <text:p>B*38:02</text:p>
          </table:table-cell>
          <table:table-cell office:value-type="float" office:value="9.2800000000000001E-3" table:style-name="ce11">
            <text:p>0,00928</text:p>
          </table:table-cell>
          <table:table-cell office:value-type="float" office:value="0.94199999999999995" table:style-name="ce12">
            <text:p>0,942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4" table:style-name="ce10">
            <text:p>34</text:p>
          </table:table-cell>
          <table:table-cell office:value-type="string" table:style-name="ce10">
            <text:p>B*49:01</text:p>
          </table:table-cell>
          <table:table-cell office:value-type="float" office:value="8.8100000000000001E-3" table:style-name="ce11">
            <text:p>0,00881</text:p>
          </table:table-cell>
          <table:table-cell office:value-type="float" office:value="0.94599999999999995" table:style-name="ce12">
            <text:p>0,946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5" table:style-name="ce10">
            <text:p>35</text:p>
          </table:table-cell>
          <table:table-cell office:value-type="string" table:style-name="ce10">
            <text:p>B*58:02</text:p>
          </table:table-cell>
          <table:table-cell office:value-type="float" office:value="8.3599999999999994E-3" table:style-name="ce11">
            <text:p>0,00836</text:p>
          </table:table-cell>
          <table:table-cell office:value-type="float" office:value="0.95" table:style-name="ce12">
            <text:p>0,950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6" table:style-name="ce10">
            <text:p>36</text:p>
          </table:table-cell>
          <table:table-cell office:value-type="string" table:style-name="ce10">
            <text:p>B*38:01</text:p>
          </table:table-cell>
          <table:table-cell office:value-type="float" office:value="7.8899999999999994E-3" table:style-name="ce11">
            <text:p>0,00789</text:p>
          </table:table-cell>
          <table:table-cell office:value-type="float" office:value="0.95299999999999996" table:style-name="ce12">
            <text:p>0,953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7" table:style-name="ce10">
            <text:p>37</text:p>
          </table:table-cell>
          <table:table-cell office:value-type="string" table:style-name="ce10">
            <text:p>B*55:01</text:p>
          </table:table-cell>
          <table:table-cell office:value-type="float" office:value="6.2399999999999999E-3" table:style-name="ce11">
            <text:p>0,00624</text:p>
          </table:table-cell>
          <table:table-cell office:value-type="float" office:value="0.95599999999999996" table:style-name="ce12">
            <text:p>0,956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8" table:style-name="ce10">
            <text:p>38</text:p>
          </table:table-cell>
          <table:table-cell office:value-type="string" table:style-name="ce10">
            <text:p>B*15:10</text:p>
          </table:table-cell>
          <table:table-cell office:value-type="float" office:value="6.1199999999999996E-3" table:style-name="ce11">
            <text:p>0,00612</text:p>
          </table:table-cell>
          <table:table-cell office:value-type="float" office:value="0.95899999999999996" table:style-name="ce12">
            <text:p>0,959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39" table:style-name="ce10">
            <text:p>39</text:p>
          </table:table-cell>
          <table:table-cell office:value-type="string" table:style-name="ce10">
            <text:p>B*57:03</text:p>
          </table:table-cell>
          <table:table-cell office:value-type="float" office:value="4.6800000000000001E-3" table:style-name="ce11">
            <text:p>0,00468</text:p>
          </table:table-cell>
          <table:table-cell office:value-type="float" office:value="0.96099999999999997" table:style-name="ce12">
            <text:p>0,961</text:p>
          </table:table-cell>
          <table:table-cell table:number-columns-repeated="16373"/>
        </table:table-row>
        <table:table-row table:style-name="ro1">
          <table:table-cell table:style-name="ce4"/>
          <table:table-cell table:style-name="ce3"/>
          <table:table-cell table:number-columns-repeated="5" table:style-name="ce1"/>
          <table:table-cell office:value-type="float" office:value="40" table:style-name="ce10">
            <text:p>40</text:p>
          </table:table-cell>
          <table:table-cell office:value-type="string" table:style-name="ce10">
            <text:p>B*15:17</text:p>
          </table:table-cell>
          <table:table-cell office:value-type="float" office:value="2.9399999999999999E-3" table:style-name="ce11">
            <text:p>0,00294</text:p>
          </table:table-cell>
          <table:table-cell office:value-type="float" office:value="0.96199999999999997" table:style-name="ce12">
            <text:p>0,962</text:p>
          </table:table-cell>
          <table:table-cell table:number-columns-repeated="16373"/>
        </table:table-row>
        <table:table-row table:number-rows-repeated="4" table:style-name="ro1">
          <table:table-cell table:style-name="ce4"/>
          <table:table-cell table:style-name="ce3"/>
          <table:table-cell table:number-columns-repeated="16382" table:style-name="ce1"/>
        </table:table-row>
        <table:table-row table:number-rows-repeated="133" table:style-name="ro1">
          <table:table-cell table:style-name="ce4"/>
          <table:table-cell table:style-name="ce3"/>
          <table:table-cell table:number-columns-repeated="16382"/>
        </table:table-row>
        <table:table-row table:number-rows-repeated="10483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number:number-style style:name="N37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21-05-12T16:41:11Z</meta:creation-date>
    <dc:date>2021-09-12T22:17:06Z</dc:date>
    <meta:editing-cycles>1</meta:editing-cycles>
    <meta:editing-duration>PT43S</meta:editing-duration>
  </office:meta>
</office:document-meta>
</file>